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General_20_Information">
      <style:table-properties table:display="true" style:writing-mode="lr-tb" table:tab-color="#77933c"/>
    </style:style>
    <style:style style:name="ta2" style:family="table" style:master-page-name="PageStyle_5f_Hydrogeology">
      <style:table-properties table:display="true" style:writing-mode="lr-tb" table:tab-color="#77933c"/>
    </style:style>
    <style:style style:name="ta3" style:family="table" style:master-page-name="PageStyle_5f_Management">
      <style:table-properties table:display="true" style:writing-mode="lr-tb" table:tab-color="#77933c"/>
    </style:style>
    <style:style style:name="ce1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77933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 Information" table:style-name="ta1">
        <office:forms form:automatic-focus="false" form:apply-design-mode="false"/>
        <table:table-column table:style-name="co1" table:number-columns-repeated="36" table:default-cell-style-name="Default"/>
        <table:table-column table:style-name="co2" table:number-columns-repeated="98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eature Typ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4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DEM elevation based on the GLO_90m datase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op of well elevation</text:p>
          </table:table-cell>
          <table:covered-table-cell table:style-name="ce15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 table:number-columns-spanned="2" table:number-rows-spanned="1">
            <text:p>License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easurement Type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easurement Data</text:p>
          </table:table-cell>
          <table:covered-table-cell table:style-name="ce16"/>
          <table:table-cell table:style-name="ce18" table:number-columns-repeated="14"/>
          <table:table-cell table:number-columns-repeated="986"/>
        </table:table-row>
        <table:table-row table:style-name="ro2">
          <table:table-cell table:style-name="ce12" office:value-type="string" calcext:value-type="string">
            <text:p>As recorded in the original database.</text:p>
          </table:table-cell>
          <table:table-cell table:style-name="ce12" office:value-type="string" calcext:value-type="string">
            <text:p>The name of the data point.</text:p>
          </table:table-cell>
          <table:table-cell table:style-name="ce12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12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12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12" office:value-type="string" calcext:value-type="string">
            <text:p>A general description of the data point.</text:p>
          </table:table-cell>
          <table:table-cell table:style-name="ce12" office:value-type="string" calcext:value-type="string">
            <text:p>Latitude must be expressed in decimal degrees, with a comma for decimal separator.</text:p>
          </table:table-cell>
          <table:table-cell table:style-name="ce12" office:value-type="string" calcext:value-type="string">
            <text:p>Longitude must be expressed in decimal degrees, with a comma for decimal separator.</text:p>
          </table:table-cell>
          <table:table-cell table:style-name="ce12" office:value-type="string" calcext:value-type="string">
            <text:p>Measured Above Mean Sea Level (AMSL).</text:p>
          </table:table-cell>
          <table:table-cell table:style-name="ce1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12" office:value-type="string" calcext:value-type="string">
            <text:p>Measured Above Mean Sea Level (AMSL).</text:p>
          </table:table-cell>
          <table:table-cell table:style-name="ce1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12" office:value-type="string" calcext:value-type="string">
            <text:p>Measured Above Mean Sea Level (AMSL). The top of the well is usually higher than the ground surface elevation.</text:p>
          </table:table-cell>
          <table:table-cell table:style-name="ce12" office:value-type="string" calcext:value-type="string">
            <text:p><text:span text:style-name="T1">Unit must be either:</text:span></text:p>
            <text:p><text:span text:style-name="T2">•</text:span><text:span text:style-name="T3"> m</text:span></text:p>
            <text:p><text:span text:style-name="T2">•</text:span><text:span text:style-name="T3"> ft</text:span></text:p>
          </table:table-cell>
          <table:table-cell table:style-name="ce12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12" office:value-type="string" calcext:value-type="string">
            <text:p>The address of the data point.</text:p>
          </table:table-cell>
          <table:table-cell table:style-name="ce12" office:value-type="string" calcext:value-type="string">
            <text:p>License type.</text:p>
          </table:table-cell>
          <table:table-cell table:style-name="ce12" office:value-type="string" calcext:value-type="string">
            <text:p>Restriction.</text:p>
          </table:table-cell>
          <table:table-cell table:style-name="ce12" office:value-type="string" calcext:value-type="string">
            <text:p>Groundwater levels:</text:p>
            <text:p>• Yes</text:p>
            <text:p>• No</text:p>
          </table:table-cell>
          <table:table-cell table:style-name="ce12" office:value-type="string" calcext:value-type="string">
            <text:p>Groundwater quality:</text:p>
            <text:p>• Yes</text:p>
            <text:p>• No</text:p>
          </table:table-cell>
          <table:table-cell table:style-name="ce12" office:value-type="string" calcext:value-type="string">
            <text:p>First Measurement</text:p>
            <text:p/>
            <text:p>(READ ONLY)</text:p>
          </table:table-cell>
          <table:table-cell table:style-name="ce12" office:value-type="string" calcext:value-type="string">
            <text:p>Last Measurement</text:p>
            <text:p/>
            <text:p>(READ ONLY)</text:p>
          </table:table-cell>
          <table:table-cell table:style-name="ce17" table:number-columns-repeated="14"/>
          <table:table-cell table:number-columns-repeated="986"/>
        </table:table-row>
        <table:table-row table:style-name="ro3" table:number-rows-repeated="998">
          <table:table-cell table:style-name="ce13" table:number-columns-repeated="16"/>
          <table:table-cell/>
          <table:table-cell table:style-name="ce17" table:number-columns-repeated="19"/>
          <table:table-cell table:number-columns-repeated="986"/>
        </table:table-row>
        <table:table-row table:style-name="ro4" table:number-rows-repeated="104757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Hydrogeology" table:style-name="ta2">
        <office:forms form:automatic-focus="false" form:apply-design-mode="false"/>
        <table:table-column table:style-name="co1" table:number-columns-repeated="40" table:default-cell-style-name="Default"/>
        <table:table-column table:style-name="co2" table:number-columns-repeated="98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quifer Name</text:p>
          </table:table-cell>
          <table:table-cell table:style-name="ce1" office:value-type="string" calcext:value-type="string">
            <text:p>Aquifer Material</text:p>
          </table:table-cell>
          <table:table-cell table:style-name="ce1" office:value-type="string" calcext:value-type="string">
            <text:p>Aquifer Type</text:p>
          </table:table-cell>
          <table:table-cell table:style-name="ce14" office:value-type="string" calcext:value-type="string">
            <text:p>Aquifer Thickness</text:p>
          </table:table-cell>
          <table:table-cell table:style-name="ce1" office:value-type="string" calcext:value-type="string">
            <text:p>Confinement</text:p>
          </table:table-cell>
          <table:table-cell table:style-name="ce1" office:value-type="string" calcext:value-type="string">
            <text:p>Degree of confinement</text:p>
          </table:table-cell>
          <table:table-cell table:style-name="ce1" office:value-type="string" calcext:value-type="string">
            <text:p>Porosity</text:p>
          </table:table-cell>
          <table:table-cell table:style-name="ce14" office:value-type="string" calcext:value-type="string" table:number-columns-spanned="2" table:number-rows-spanned="1">
            <text:p>Hydraulic Conductivity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Transmissivity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Specific storag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Specific capacity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Storativity</text:p>
          </table:table-cell>
          <table:covered-table-cell table:style-name="ce16"/>
          <table:table-cell table:style-name="ce1" office:value-type="string" calcext:value-type="string">
            <text:p>Test type</text:p>
          </table:table-cell>
          <table:table-cell table:style-name="ce18" table:number-columns-repeated="20"/>
          <table:table-cell table:number-columns-repeated="984"/>
        </table:table-row>
        <table:table-row table:style-name="ro2">
          <table:table-cell table:style-name="ce12" office:value-type="string" calcext:value-type="string">
            <text:p>The original ID of the groundwater point.</text:p>
          </table:table-cell>
          <table:table-cell table:style-name="ce12" office:value-type="string" calcext:value-type="string">
            <text:p>The name of the data point.</text:p>
          </table:table-cell>
          <table:table-cell table:style-name="ce12"/>
          <table:table-cell table:style-name="ce26"/>
          <table:table-cell table:style-name="ce26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12"/>
          <table:table-cell table:style-name="ce26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12" table:number-columns-repeated="3"/>
          <table:table-cell table:style-name="ce26" office:value-type="string" calcext:value-type="string">
            <text:p>Unit must be either:</text:p>
            <text:p>• m/day</text:p>
          </table:table-cell>
          <table:table-cell table:style-name="ce12"/>
          <table:table-cell table:style-name="ce26" office:value-type="string" calcext:value-type="string">
            <text:p>Unit must be either:</text:p>
            <text:p>• m²/day</text:p>
          </table:table-cell>
          <table:table-cell table:style-name="ce12"/>
          <table:table-cell table:style-name="ce26" office:value-type="string" calcext:value-type="string">
            <text:p>Unit must be either:</text:p>
            <text:p>• 1/m</text:p>
          </table:table-cell>
          <table:table-cell table:style-name="ce12"/>
          <table:table-cell table:style-name="ce26" office:value-type="string" calcext:value-type="string">
            <text:p>Unit must be either:</text:p>
            <text:p>• m²/day</text:p>
          </table:table-cell>
          <table:table-cell table:style-name="ce12"/>
          <table:table-cell table:style-name="ce26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12"/>
          <table:table-cell table:style-name="ce17" table:number-columns-repeated="20"/>
          <table:table-cell table:number-columns-repeated="984"/>
        </table:table-row>
        <table:table-row table:style-name="ro3" table:number-rows-repeated="998">
          <table:table-cell table:style-name="ce13" table:number-columns-repeated="9"/>
          <table:table-cell table:style-name="ce17" table:number-columns-repeated="31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3">
        <office:forms form:automatic-focus="false" form:apply-design-mode="false"/>
        <table:table-column table:style-name="co1" table:number-columns-repeated="31" table:default-cell-style-name="Default"/>
        <table:table-column table:style-name="co2" table:number-columns-repeated="99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 table:number-columns-spanned="3" table:number-rows-spanned="1">
            <text:p>Organisation</text:p>
          </table:table-cell>
          <table:covered-table-cell table:number-columns-repeated="2" table:style-name="ce16"/>
          <table:table-cell table:style-name="ce1" office:value-type="string" calcext:value-type="string">
            <text:p>Groundwater use</text:p>
          </table:table-cell>
          <table:table-cell table:style-name="ce1" office:value-type="string" calcext:value-type="string">
            <text:p>Number of people served </text:p>
          </table:table-cell>
          <table:table-cell table:style-name="ce14" office:value-type="string" calcext:value-type="string" table:number-columns-spanned="4" table:number-rows-spanned="1">
            <text:p>License</text:p>
          </table:table-cell>
          <table:covered-table-cell table:number-columns-repeated="3" table:style-name="ce15"/>
          <table:table-cell table:style-name="ce18" table:number-columns-repeated="20"/>
          <table:table-cell table:number-columns-repeated="993"/>
        </table:table-row>
        <table:table-row table:style-name="ro2">
          <table:table-cell table:style-name="ce12" office:value-type="string" calcext:value-type="string">
            <text:p>The original ID of the groundwater point.</text:p>
          </table:table-cell>
          <table:table-cell table:style-name="ce12" office:value-type="string" calcext:value-type="string">
            <text:p>The name of the data point.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Manager / owner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<text:span text:style-name="T1">Unit must be either:</text:span></text:p>
            <text:p><text:span text:style-name="T2">•</text:span><text:span text:style-name="T3"> Domestic</text:span></text:p>
            <text:p><text:span text:style-name="T2">•</text:span><text:span text:style-name="T3"> Irrigation</text:span></text:p>
            <text:p><text:span text:style-name="T2">•</text:span><text:span text:style-name="T3"> Livestock</text:span></text:p>
            <text:p><text:span text:style-name="T2">•</text:span><text:span text:style-name="T3"> Industrial</text:span></text:p>
            <text:p><text:span text:style-name="T2">•</text:span><text:span text:style-name="T3"> Services (e.g. tourism)</text:span></text:p>
          </table:table-cell>
          <table:table-cell table:style-name="ce26"/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Valid from </text:p>
            <text:p>(yyyy-mm-dd )</text:p>
          </table:table-cell>
          <table:table-cell table:style-name="ce12" office:value-type="string" calcext:value-type="string">
            <text:p>Valid until </text:p>
            <text:p>(yyyy-mm-dd)</text:p>
          </table:table-cell>
          <table:table-cell table:style-name="ce12" office:value-type="string" calcext:value-type="string">
            <text:p>Description</text:p>
          </table:table-cell>
          <table:table-cell table:style-name="ce17" table:number-columns-repeated="20"/>
          <table:table-cell table:number-columns-repeated="993"/>
        </table:table-row>
        <table:table-row table:style-name="ro3" table:number-rows-repeated="998">
          <table:table-cell table:style-name="ce13" table:number-columns-repeated="11"/>
          <table:table-cell table:style-name="ce17" table:number-columns-repeated="20"/>
          <table:table-cell table:number-columns-repeated="99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date-style style:name="N10150" number:language="en" number:country="US">
      <number:day/>
      <number:text>-</number:text>
      <number:month number:textual="true"/>
    </number:date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currency-style style:name="N1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3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number-style style:name="N1012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26" number:language="en" number:country="US"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_20_Information" style:display-name="PageStyle_General Inform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ydrogeology" style:display-name="PageStyle_Hydrogeolog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agement" style:display-name="PageStyle_Manageme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5T07:58:24</meta:creation-date>
    <meta:initial-creator>IGRAC</meta:initial-creator>
    <meta:generator>LibreOffice/7.3.7.2$Linux_X86_64 LibreOffice_project/30$Build-2</meta:generator>
    <dc:date>2025-02-25T14:01:53.669100243</dc:date>
    <meta:editing-duration>PT5M20S</meta:editing-duration>
    <meta:editing-cycles>11</meta:editing-cycles>
    <meta:document-statistic meta:table-count="3" meta:cell-count="78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